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 typu skacz i zbieraj punkty </text:p>
      <text:p text:style-name="Standard"/>
      <text:p text:style-name="Standard"/>
      <text:p text:style-name="Standard"/>
      <text:p text:style-name="Standard"/>
      <text:p text:style-name="Standard">10 poziomow pierwsze 2 odzielnie jako tutorial </text:p>
      <text:p text:style-name="Standard"/>
      <text:p text:style-name="Standard">gracz moze wybierac kolor postaci </text:p>
      <text:p text:style-name="Standard"/>
      <text:p text:style-name="Standard">liczy sie czas przejscia 10 poziomow </text:p>
      <text:p text:style-name="Standard"><text:s/></text:p>
      <text:p text:style-name="Standard">globalna tablica wynikow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6T01:10:18.52</meta:creation-date>
    <meta:generator>OpenOffice/4.1.14$Win32 OpenOffice.org_project/4114m1$Build-9811</meta:generator>
    <meta:document-statistic meta:table-count="0" meta:image-count="0" meta:object-count="0" meta:page-count="1" meta:paragraph-count="6" meta:word-count="27" meta:character-count="176"/>
    <dc:date>2023-09-16T01:12:10.76</dc:date>
    <meta:editing-duration>PT1M52S</meta:editing-duration>
    <meta:editing-cycles>1</meta:editing-cycles>
  </office:meta>
</office:document-meta>
</file>